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content.xml"/>
  <manifest:file-entry manifest:media-type="" manifest:full-path="Object 10/Configurations2/statusbar/"/>
  <manifest:file-entry manifest:media-type="" manifest:full-path="Object 10/Configurations2/floater/"/>
  <manifest:file-entry manifest:media-type="" manifest:full-path="Object 10/Configurations2/popupmenu/"/>
  <manifest:file-entry manifest:media-type="" manifest:full-path="Object 10/Configurations2/progressbar/"/>
  <manifest:file-entry manifest:media-type="" manifest:full-path="Object 10/Configurations2/menubar/"/>
  <manifest:file-entry manifest:media-type="" manifest:full-path="Object 10/Configurations2/toolbar/"/>
  <manifest:file-entry manifest:media-type="" manifest:full-path="Object 10/Configurations2/images/Bitmaps/"/>
  <manifest:file-entry manifest:media-type="" manifest:full-path="Object 10/Configurations2/images/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statusba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statusba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statusba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statusba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progressbar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statusbar/"/>
  <manifest:file-entry manifest:media-type="" manifest:full-path="Object 8/Configurations2/floater/"/>
  <manifest:file-entry manifest:media-type="" manifest:full-path="Object 8/Configurations2/popupmenu/"/>
  <manifest:file-entry manifest:media-type="" manifest:full-path="Object 8/Configurations2/progressbar/"/>
  <manifest:file-entry manifest:media-type="" manifest:full-path="Object 8/Configurations2/menubar/"/>
  <manifest:file-entry manifest:media-type="" manifest:full-path="Object 8/Configurations2/toolbar/"/>
  <manifest:file-entry manifest:media-type="" manifest:full-path="Object 8/Configurations2/images/Bitmaps/"/>
  <manifest:file-entry manifest:media-type="" manifest:full-path="Object 8/Configurations2/images/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9/Configurations2/statusbar/"/>
  <manifest:file-entry manifest:media-type="" manifest:full-path="Object 9/Configurations2/floater/"/>
  <manifest:file-entry manifest:media-type="" manifest:full-path="Object 9/Configurations2/popupmenu/"/>
  <manifest:file-entry manifest:media-type="" manifest:full-path="Object 9/Configurations2/progressbar/"/>
  <manifest:file-entry manifest:media-type="" manifest:full-path="Object 9/Configurations2/menubar/"/>
  <manifest:file-entry manifest:media-type="" manifest:full-path="Object 9/Configurations2/toolbar/"/>
  <manifest:file-entry manifest:media-type="" manifest:full-path="Object 9/Configurations2/images/Bitmaps/"/>
  <manifest:file-entry manifest:media-type="" manifest:full-path="Object 9/Configurations2/images/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objectwithoutfill">
      <style:graphic-properties draw:fill="none" draw:textarea-horizontal-align="center" draw:textarea-vertical-align="middle"/>
    </style:style>
    <style:style style:name="gr2" style:family="graphic" style:parent-style-name="objectwithoutfill">
      <style:graphic-properties svg:stroke-width="0.025cm" draw:marker-start-width="0.33cm" draw:marker-end-width="0.33cm" draw:fill="none" draw:textarea-horizontal-align="center" draw:textarea-vertical-align="middle" fo:padding-top="0.137cm" fo:padding-bottom="0.137cm" fo:padding-left="0.262cm" fo:padding-right="0.262cm"/>
    </style:style>
    <style:style style:name="gr3" style:family="graphic" style:parent-style-name="standard">
      <style:graphic-properties svg:stroke-width="0.025cm" draw:marker-start-width="0.33cm" draw:marker-end-width="0.33cm" draw:textarea-horizontal-align="center" draw:textarea-vertical-align="middle" fo:padding-top="0.137cm" fo:padding-bottom="0.137cm" fo:padding-left="0.262cm" fo:padding-right="0.262cm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.306cm"/>
    </style:style>
    <style:style style:name="gr6" style:family="graphic" style:parent-style-name="standard">
      <style:graphic-properties draw:ole-draw-aspect="1" style:protect="size"/>
    </style:style>
    <style:style style:name="gr7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38cm" fo:min-width="0.82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68cm" fo:min-width="0.526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67cm" fo:min-width="2.236cm"/>
    </style:style>
    <style:style style:name="gr11" style:family="graphic" style:parent-style-name="standard">
      <style:graphic-properties draw:marker-end="Arrow" draw:marker-end-width="0.102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family="'XB Tabriz'" style:font-pitch="variable" fo:font-size="10pt" style:font-size-asian="10pt" style:font-family-complex="'XB Tabriz'" style:font-pitch-complex="variable" style:font-size-complex="10pt"/>
    </style:style>
    <style:style style:name="P3" style:family="paragraph">
      <style:text-properties fo:font-family="'XB Tabriz'" style:font-pitch="variable" fo:font-size="8pt" style:font-size-asian="8pt" style:font-family-complex="'XB Tabriz'" style:font-pitch-complex="variable" style:font-size-complex="8pt"/>
    </style:style>
    <style:style style:name="P4" style:family="paragraph">
      <style:text-properties fo:font-family="'XB Tabriz'" style:font-pitch="variable" fo:font-size="12pt" style:font-size-asian="12pt" style:font-family-complex="'XB Tabriz'" style:font-pitch-complex="variable" style:font-size-complex="12pt"/>
    </style:style>
    <style:style style:name="T1" style:family="text">
      <style:text-properties fo:font-family="'XB Tabriz'" style:font-pitch="variable" fo:font-size="10pt" style:font-size-asian="10pt" style:font-family-complex="'XB Tabriz'" style:font-pitch-complex="variable" style:font-size-complex="10pt"/>
    </style:style>
    <style:style style:name="T2" style:family="text">
      <style:text-properties fo:font-family="'XB Tabriz'" style:font-pitch="variable" fo:font-size="8pt" style:font-size-asian="8pt" style:font-family-complex="'XB Tabriz'" style:font-pitch-complex="variable" style:font-size-complex="8pt"/>
    </style:style>
    <style:style style:name="T3" style:family="text">
      <style:text-properties fo:font-family="'XB Tabriz'" style:font-pitch="variable" fo:font-size="12pt" style:font-size-asian="12pt" style:font-family-complex="'XB Tabriz'" style:font-pitch-complex="variable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0.911cm" svg:y1="3.557cm" svg:x2="2.33cm" svg:y2="0.787cm">
          <text:p/>
        </draw:line>
        <draw:path draw:style-name="gr2" draw:text-style-name="P1" draw:layer="layout" svg:width="2.304cm" svg:height="1.446cm" draw:transform="skewX (0.243473430653163) rotate (1.17652644876916) translate (1.6925801914893cm 2.05498170961955cm)" svg:viewBox="0 0 2305 1447" svg:d="m0 4704c1100-1 2305 1447 2305 1447l-24-6">
          <draw:glue-point draw:id="4" svg:x="0.446cm" svg:y="-2.862cm"/>
          <text:p/>
        </draw:path>
        <draw:line draw:style-name="gr3" draw:text-style-name="P1" draw:layer="layout" svg:x1="0.914cm" svg:y1="3.553cm" svg:x2="1.693cm" svg:y2="2.055cm">
          <text:p/>
        </draw:line>
        <draw:line draw:style-name="gr4" draw:text-style-name="P1" draw:layer="layout" svg:x1="0.914cm" svg:y1="3.553cm" svg:x2="0.918cm" svg:y2="0.648cm">
          <text:p/>
        </draw:line>
        <draw:line draw:style-name="gr4" draw:text-style-name="P1" draw:layer="layout" svg:x1="0.911cm" svg:y1="3.557cm" svg:x2="3.781cm" svg:y2="3.564cm">
          <text:p/>
        </draw:line>
        <draw:frame draw:style-name="gr5" draw:text-style-name="P2" draw:layer="layout" svg:width="2.936cm" svg:height="0.802cm" draw:transform="rotate (1.5707963267946) translate (0.202cm 3.796cm)">
          <draw:text-box>
            <text:p><text:span text:style-name="T1">کُھلے سِرے برقی دباؤ</text:span></text:p>
          </draw:text-box>
        </draw:frame>
        <draw:frame draw:style-name="gr6" draw:layer="layout" svg:width="0.57cm" svg:height="0.529cm" svg:x="3.714cm" svg:y="3.205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line draw:style-name="gr7" draw:text-style-name="P1" draw:layer="layout" svg:x1="0.912cm" svg:y1="1.371cm" svg:x2="2.263cm" svg:y2="1.371cm">
          <text:p/>
        </draw:line>
        <draw:line draw:style-name="gr7" draw:text-style-name="P1" draw:id="id4" draw:layer="layout" svg:x1="2.268cm" svg:y1="3.579cm" svg:x2="2.268cm" svg:y2="1.381cm">
          <text:p/>
        </draw:line>
        <draw:frame draw:style-name="gr8" draw:text-style-name="P3" draw:layer="layout" svg:width="1.412cm" svg:height="1.141cm" svg:x="0.774cm" svg:y="0.775cm">
          <draw:text-box>
            <text:p><text:span text:style-name="T2">پوری برقی</text:span></text:p>
            <text:p><text:span text:style-name="T2">دباؤ</text:span></text:p>
          </draw:text-box>
        </draw:frame>
        <draw:line draw:style-name="gr7" draw:text-style-name="P1" draw:id="id2" draw:layer="layout" svg:x1="2.027cm" svg:y1="3.562cm" svg:x2="2.027cm" svg:y2="1.336cm">
          <text:p/>
        </draw:line>
        <draw:frame draw:style-name="gr9" draw:text-style-name="P4" draw:layer="layout" svg:width="1.078cm" svg:height="0.918cm" svg:x="7.379cm" svg:y="1.044cm">
          <draw:text-box>
            <text:p><text:span text:style-name="T3">الف</text:span></text:p>
          </draw:text-box>
        </draw:frame>
        <draw:line draw:style-name="gr3" draw:text-style-name="P1" draw:layer="layout" svg:x1="5.288cm" svg:y1="3.553cm" svg:x2="7.091cm" svg:y2="0.774cm">
          <text:p/>
        </draw:line>
        <draw:line draw:style-name="gr4" draw:text-style-name="P1" draw:layer="layout" svg:x1="5.284cm" svg:y1="3.558cm" svg:x2="5.284cm" svg:y2="0.718cm">
          <text:p/>
        </draw:line>
        <draw:line draw:style-name="gr4" draw:text-style-name="P1" draw:layer="layout" svg:x1="5.284cm" svg:y1="3.557cm" svg:x2="8.154cm" svg:y2="3.564cm">
          <text:p/>
        </draw:line>
        <draw:frame draw:style-name="gr10" draw:text-style-name="P2" draw:layer="layout" svg:width="2.736cm" svg:height="0.802cm" draw:transform="rotate (1.5707963267946) translate (4.539cm 3.204cm)">
          <draw:text-box>
            <text:p><text:span text:style-name="T1">قصرِ دور برقی رو</text:span></text:p>
          </draw:text-box>
        </draw:frame>
        <draw:frame draw:style-name="gr6" draw:layer="layout" svg:width="0.57cm" svg:height="0.529cm" svg:x="8.105cm" svg:y="3.205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6" draw:id="id9" draw:layer="layout" svg:width="0.676cm" svg:height="0.529cm" svg:x="5.66cm" svg:y="0.58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9" draw:text-style-name="P4" draw:layer="layout" svg:width="1.026cm" svg:height="0.918cm" svg:x="3.294cm" svg:y="0.972cm">
          <draw:text-box>
            <text:p><text:span text:style-name="T3">با</text:span></text:p>
          </draw:text-box>
        </draw:frame>
        <draw:line draw:style-name="gr7" draw:text-style-name="P1" draw:id="id10" draw:layer="layout" svg:x1="5.284cm" svg:y1="1.441cm" svg:x2="6.658cm" svg:y2="1.443cm">
          <text:p/>
        </draw:line>
        <draw:line draw:style-name="gr7" draw:text-style-name="P1" draw:id="id8" draw:layer="layout" svg:x1="6.658cm" svg:y1="3.557cm" svg:x2="6.658cm" svg:y2="1.443cm">
          <text:p/>
        </draw:line>
        <draw:frame draw:style-name="gr6" draw:id="id1" draw:layer="layout" svg:width="0.67cm" svg:height="0.529cm" svg:x="1.178cm" svg:y="2.884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6" draw:id="id3" draw:layer="layout" svg:width="0.67cm" svg:height="0.529cm" svg:x="2.672cm" svg:y="2.848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line draw:style-name="gr7" draw:text-style-name="P1" draw:id="id12" draw:layer="layout" svg:x1="5.281cm" svg:y1="1.838cm" svg:x2="6.397cm" svg:y2="1.838cm">
          <text:p/>
        </draw:line>
        <draw:line draw:style-name="gr7" draw:text-style-name="P1" draw:id="id6" draw:layer="layout" svg:x1="6.394cm" svg:y1="3.558cm" svg:x2="6.397cm" svg:y2="1.836cm">
          <text:p/>
        </draw:line>
        <draw:connector draw:style-name="gr11" draw:text-style-name="P1" draw:layer="layout" draw:type="curve" draw:line-skew="-0.574cm" svg:x1="1.848cm" svg:y1="3.148cm" svg:x2="2.027cm" svg:y2="3.562cm" draw:start-shape="id1" draw:start-glue-point="1" draw:end-shape="id2" draw:end-glue-point="2" svg:d="m1848 3148c159 0 70 414 179 414">
          <text:p/>
        </draw:connector>
        <draw:connector draw:style-name="gr11" draw:text-style-name="P1" draw:layer="layout" draw:type="curve" draw:line-skew="0.622cm" svg:x1="2.672cm" svg:y1="3.112cm" svg:x2="2.268cm" svg:y2="3.579cm" draw:start-shape="id3" draw:start-glue-point="3" draw:end-shape="id4" draw:end-glue-point="2" svg:d="m2672 3112c-424 0-223 467-404 467">
          <text:p/>
        </draw:connector>
        <draw:frame draw:style-name="gr6" draw:id="id5" draw:layer="layout" svg:width="0.67cm" svg:height="0.529cm" svg:x="5.534cm" svg:y="2.903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6" draw:id="id7" draw:layer="layout" svg:width="0.684cm" svg:height="0.529cm" svg:x="6.955cm" svg:y="2.741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connector draw:style-name="gr11" draw:text-style-name="P1" draw:layer="layout" draw:type="curve" draw:line-skew="-0.611cm" svg:x1="6.204cm" svg:y1="3.167cm" svg:x2="6.395cm" svg:y2="3.558cm" draw:start-shape="id5" draw:start-glue-point="1" draw:end-shape="id6" draw:end-glue-point="2" svg:d="m6204 3167c124 0 29 391 191 391">
          <text:p/>
        </draw:connector>
        <draw:connector draw:style-name="gr11" draw:text-style-name="P1" draw:layer="layout" draw:type="curve" draw:line-skew="0.647cm" svg:x1="6.955cm" svg:y1="3.005cm" svg:x2="6.658cm" svg:y2="3.557cm" draw:start-shape="id7" draw:start-glue-point="3" draw:end-shape="id8" draw:end-glue-point="2" svg:d="m6955 3005c-226 0-78 552-297 552">
          <text:p/>
        </draw:connector>
        <draw:frame draw:style-name="gr6" draw:layer="layout" svg:width="0.661cm" svg:height="0.529cm" svg:x="0.602cm" svg:y="0.112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6" draw:id="id11" draw:layer="layout" svg:width="0.677cm" svg:height="0.53cm" svg:x="6.327cm" svg:y="0.221cm">
          <draw:object xlink:href="./Object 9" xlink:type="simple" xlink:show="embed" xlink:actuate="onLoad"/>
          <draw:image xlink:href="./ObjectReplacements/Object 9" xlink:type="simple" xlink:show="embed" xlink:actuate="onLoad"/>
          <draw:glue-point draw:id="4" svg:x="3.382cm" svg:y="5.018cm"/>
        </draw:frame>
        <draw:frame draw:style-name="gr6" draw:layer="layout" svg:width="0.565cm" svg:height="0.53cm" svg:x="4.958cm" svg:y="0.131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connector draw:style-name="gr11" draw:text-style-name="P1" draw:layer="layout" draw:type="curve" draw:line-skew="0.619cm" svg:x1="5.66cm" svg:y1="0.844cm" svg:x2="5.284cm" svg:y2="1.442cm" draw:start-shape="id9" draw:start-glue-point="3" draw:end-shape="id10" draw:end-glue-point="3" svg:d="m5660 844c-387 0-199 598-376 598">
          <text:p/>
        </draw:connector>
        <draw:connector draw:style-name="gr11" draw:text-style-name="P1" draw:layer="layout" draw:type="curve" draw:line-skew="0.217cm" svg:x1="6.665cm" svg:y1="0.751cm" svg:x2="5.281cm" svg:y2="1.838cm" draw:start-shape="id11" draw:start-glue-point="2" draw:end-shape="id12" draw:end-glue-point="3" svg:d="m6665 751c0 1141-1384 598-1384 1087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3.8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1/content.xml><?xml version="1.0" encoding="utf-8"?>
<!DOCTYPE math  PUBLIC '-//OpenOffice.org//DTD Modified W3C MathML 1.01//EN'  'math.dtd'>
<math:math xmlns:math="http://www.w3.org/1998/Math/MathML">
  <math:semantics>
    <math:msub>
      <math:mi>I</math:mi>
      <math:mi>f</math:mi>
    </math:msub>
    <math:annotation math:encoding="StarMath 5.0">I_f</math:annotation>
  </math:semantics>
</math:math>
</file>

<file path=Object 10/content.xml><?xml version="1.0" encoding="utf-8"?>
<!DOCTYPE math  PUBLIC '-//OpenOffice.org//DTD Modified W3C MathML 1.01//EN'  'math.dtd'>
<math:math xmlns:math="http://www.w3.org/1998/Math/MathML">
  <math:semantics>
    <math:msub>
      <math:mi>I</math:mi>
      <math:mi>a</math:mi>
    </math:msub>
    <math:annotation math:encoding="StarMath 5.0">I_{a}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sub>
      <math:mi>I</math:mi>
      <math:mi>f</math:mi>
    </math:msub>
    <math:annotation math:encoding="StarMath 5.0">I_f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sub>
      <math:mi>I</math:mi>
      <math:mi math:fontstyle="italic">ay</math:mi>
    </math:msub>
    <math:annotation math:encoding="StarMath 5.0">I_{ay}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sub>
      <math:mi>I</math:mi>
      <math:mi math:fontstyle="italic">fx</math:mi>
    </math:msub>
    <math:annotation math:encoding="StarMath 5.0">I_{fx}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sub>
      <math:mi>I</math:mi>
      <math:mi math:fontstyle="italic">fy</math:mi>
    </math:msub>
    <math:annotation math:encoding="StarMath 5.0">I_{fy}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sub>
      <math:mi>I</math:mi>
      <math:mi math:fontstyle="italic">fy</math:mi>
    </math:msub>
    <math:annotation math:encoding="StarMath 5.0">I_{fy}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sub>
      <math:mi>V</math:mi>
      <math:mi>a</math:mi>
    </math:msub>
    <math:annotation math:encoding="StarMath 5.0">V_a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sub>
      <math:mi>I</math:mi>
      <math:mi math:fontstyle="italic">fx</math:mi>
    </math:msub>
    <math:annotation math:encoding="StarMath 5.0">I_{fx}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>
  <math:semantics>
    <math:msub>
      <math:mi>I</math:mi>
      <math:mi math:fontstyle="italic">ax</math:mi>
    </math:msub>
    <math:annotation math:encoding="StarMath 5.0">I_{ax}</math:annotation>
  </math:semantics>
</math:math>
</file>